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ee55" officeooo:paragraph-rsid="001fee55" style:font-weight-asian="bold" style:font-weight-complex="bold"/>
    </style:style>
    <style:style style:name="P2" style:family="paragraph" style:parent-style-name="Standard">
      <style:text-properties fo:font-weight="bold" officeooo:rsid="00220d25" officeooo:paragraph-rsid="00220d25" style:font-weight-asian="bold" style:font-weight-complex="bold"/>
    </style:style>
    <style:style style:name="P3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9211e" loext:opacity="100%" fo:font-size="14pt" fo:font-weight="bold" officeooo:rsid="001fee55" officeooo:paragraph-rsid="001fee55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9211e" loext:opacity="100%" fo:font-size="14pt" fo:font-weight="bold" officeooo:rsid="0020df4b" officeooo:paragraph-rsid="0020df4b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c9211e" loext:opacity="100%" fo:font-weight="bold" officeooo:rsid="00297fd0" officeooo:paragraph-rsid="00297fd0" style:font-weight-asian="bold" style:font-weight-complex="bold"/>
    </style:style>
    <style:style style:name="P7" style:family="paragraph" style:parent-style-name="Standard">
      <style:text-properties fo:font-weight="bold" officeooo:rsid="002a3476" officeooo:paragraph-rsid="002a3476" style:font-weight-asian="bold" style:font-weight-complex="bold"/>
    </style:style>
    <style:style style:name="P8" style:family="paragraph" style:parent-style-name="Standard">
      <style:text-properties fo:font-weight="bold" officeooo:rsid="002eafa3" officeooo:paragraph-rsid="002eafa3" style:font-weight-asian="bold" style:font-weight-complex="bold"/>
    </style:style>
    <style:style style:name="P9" style:family="paragraph" style:parent-style-name="Standard">
      <style:text-properties fo:font-weight="bold" officeooo:rsid="002eafa3" officeooo:paragraph-rsid="002f5f25" style:font-weight-asian="bold" style:font-weight-complex="bold"/>
    </style:style>
    <style:style style:name="P10" style:family="paragraph" style:parent-style-name="Standard">
      <style:text-properties fo:font-weight="bold" officeooo:rsid="0038e428" officeooo:paragraph-rsid="0038e428" style:font-weight-asian="bold" style:font-weight-complex="bold"/>
    </style:style>
    <style:style style:name="P11" style:family="paragraph" style:parent-style-name="Standard">
      <style:text-properties fo:color="#c9211e" loext:opacity="100%" fo:font-weight="bold" officeooo:rsid="002eafa3" officeooo:paragraph-rsid="002eafa3" style:font-weight-asian="bold" style:font-weight-complex="bold"/>
    </style:style>
    <style:style style:name="P12" style:family="paragraph" style:parent-style-name="Standard">
      <style:text-properties fo:color="#c9211e" loext:opacity="100%" fo:font-weight="bold" officeooo:rsid="002eafa3" officeooo:paragraph-rsid="002f5f25" style:font-weight-asian="bold" style:font-weight-complex="bold"/>
    </style:style>
    <style:style style:name="P13" style:family="paragraph" style:parent-style-name="Standard">
      <style:text-properties fo:color="#c9211e" loext:opacity="100%" fo:font-weight="bold" officeooo:rsid="002f5f25" officeooo:paragraph-rsid="002f5f25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38e428" officeooo:paragraph-rsid="0038e428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392419" officeooo:paragraph-rsid="0039241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fo:font-weight="bold" officeooo:rsid="00392419" officeooo:paragraph-rsid="0039241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fo:font-weight="bold" officeooo:rsid="00392419" officeooo:paragraph-rsid="003a3e98" style:font-weight-asian="bold" style:font-weight-complex="bold"/>
    </style:style>
    <style:style style:name="P18" style:family="paragraph" style:parent-style-name="Standard">
      <style:text-properties fo:color="#000000" loext:opacity="100%" fo:font-weight="bold" officeooo:rsid="0038e428" officeooo:paragraph-rsid="0038e428" style:font-weight-asian="bold" style:font-weight-complex="bold"/>
    </style:style>
    <style:style style:name="P19" style:family="paragraph" style:parent-style-name="Standard">
      <style:text-properties fo:color="#000000" loext:opacity="100%" fo:font-weight="bold" officeooo:rsid="004191fa" officeooo:paragraph-rsid="004191fa" style:font-weight-asian="bold" style:font-weight-complex="bold"/>
    </style:style>
    <style:style style:name="T1" style:family="text">
      <style:text-properties officeooo:rsid="002fd210"/>
    </style:style>
    <style:style style:name="T2" style:family="text">
      <style:text-properties officeooo:rsid="0031b4e7"/>
    </style:style>
    <style:style style:name="T3" style:family="text">
      <style:text-properties officeooo:rsid="00339efa"/>
    </style:style>
    <style:style style:name="T4" style:family="text">
      <style:text-properties officeooo:rsid="0037654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3d6f17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3a3e98"/>
    </style:style>
    <style:style style:name="T9" style:family="text">
      <style:text-properties fo:color="#000000" loext:opacity="100%" officeooo:rsid="003b378e"/>
    </style:style>
    <style:style style:name="T10" style:family="text">
      <style:text-properties fo:color="#000000" loext:opacity="100%" officeooo:rsid="003d2443"/>
    </style:style>
    <style:style style:name="T11" style:family="text">
      <style:text-properties officeooo:rsid="003d6f17"/>
    </style:style>
    <style:style style:name="T12" style:family="text">
      <style:text-properties officeooo:rsid="004047bc"/>
    </style:style>
    <style:style style:name="T13" style:family="text">
      <style:text-properties officeooo:rsid="0040a5eb"/>
    </style:style>
    <style:style style:name="T14" style:family="text">
      <style:text-properties officeooo:rsid="0042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lesforce </text:p>
      <text:p text:style-name="P3"/>
      <text:p text:style-name="P4">What is cloud computing</text:p>
      <text:p text:style-name="P1">→ it is use for remote servers | its the use of remote servers to store , manage , process <text:s/>data <text:s/>rather than on local server / personal computer.</text:p>
      <text:p text:style-name="P1"/>
      <text:p text:style-name="P1"/>
      <text:p text:style-name="P5">Working of cloud computing </text:p>
      <text:p text:style-name="P2">1. software apps delivered on cloud <text:s/>(vendor)</text:p>
      <text:p text:style-name="P2">2. software apps accessible <text:s/>via cloud <text:s/>(client)</text:p>
      <text:p text:style-name="P2"/>
      <text:p text:style-name="P2"/>
      <text:p text:style-name="P6">What is Salesforce</text:p>
      <text:p text:style-name="P7">Salesforce <text:s/>is a cloud computing platform which provide service as SaaS (Software as a service ) <text:s/>AND PaaS ( Platform as a service ) .</text:p>
      <text:p text:style-name="P7"/>
      <text:p text:style-name="P11">SaaS</text:p>
      <text:p text:style-name="P8">If you are delivering a software application<text:span text:style-name="T3">s</text:span> to your client or customer that is called SaaS company.</text:p>
      <text:p text:style-name="P8"/>
      <text:p text:style-name="P8"/>
      <text:p text:style-name="P13">PaaS</text:p>
      <text:p text:style-name="P9">If you are <text:span text:style-name="T1">providing a Platform – where your clients can build their own software application</text:span><text:span text:style-name="T2">s <text:s/></text:span><text:span text:style-name="T4">on that application is called PaaS</text:span></text:p>
      <text:p text:style-name="P9"/>
      <text:p text:style-name="P9"/>
      <text:p text:style-name="P9"/>
      <text:p text:style-name="P9"/>
      <text:p text:style-name="P9"/>
      <text:p text:style-name="P14">Working of Salesforce</text:p>
      <text:p text:style-name="P14">Salesforce architecture </text:p>
      <text:p text:style-name="P16"><text:span text:style-name="T7">. One server Instance will be shared by multiple clients</text:span> <text:s/></text:p>
      <text:p text:style-name="P17"><text:span text:style-name="T7">. </text:span><text:span text:style-name="T8">vendor needs to update only one application <text:s/>and changes . <text:s/>will reflect</text:span><text:span text:style-name="T9">ed</text:span><text:span text:style-name="T8"> <text:s/>for all clients.</text:span></text:p>
      <text:p text:style-name="P17"><text:span text:style-name="T8">. </text:span><text:span text:style-name="T10">Single Database stores data of multiple clients <text:s/></text:span></text:p>
      <text:p text:style-name="P14"/>
      <text:p text:style-name="P14">Multi-tenat architecture </text:p>
      <text:p text:style-name="P15"/>
      <text:p text:style-name="P14"/>
      <text:p text:style-name="P10"><text:span text:style-name="T5">Meta-data architecture <text:s/></text:span><text:span text:style-name="T6">( Ploymorphic application )</text:span></text:p>
      <text:p text:style-name="P18">. <text:span text:style-name="T11">Meta data is all about your data</text:span></text:p>
      <text:p text:style-name="P18"/>
      <text:p text:style-name="P18">. <text:span text:style-name="T12">Salesforce uses a metadata-driven development model</text:span></text:p>
      <text:p text:style-name="P18">. <text:span text:style-name="T13">Functionalities of an app are defined as metadata in a database.</text:span></text:p>
      <text:p text:style-name="P19">. Allows developer to concentrate only on building the application.</text:p>
      <text:p text:style-name="P19">. Includes : process , assignments , rules , sharing and security <text:span text:style-name="T14">setting , visualforce pages &amp; Apex &amp; triggers.</text:span></text:p>
      <text:p text:style-name="P9"/>
      <text:p text:style-name="P9"/>
      <text:p text:style-name="P10"/>
      <text:p text:style-name="P12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3:49:51.532593503</meta:creation-date>
    <dc:date>2022-06-06T16:44:00.443633473</dc:date>
    <meta:editing-duration>PT1H37M26S</meta:editing-duration>
    <meta:editing-cycles>29</meta:editing-cycles>
    <meta:generator>LibreOffice/7.2.5.2$Linux_X86_64 LibreOffice_project/20$Build-2</meta:generator>
    <meta:document-statistic meta:table-count="0" meta:image-count="0" meta:object-count="0" meta:page-count="1" meta:paragraph-count="24" meta:word-count="224" meta:character-count="1347" meta:non-whitespace-character-count="1126"/>
  </office:meta>
</office:document-meta>
</file>